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1.55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Nils Mak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Week 1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9">
            <text:p>19/02/1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Opzoekwerk over functionele analyse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4:.C11])" office:value-type="float" office:value="4.5">
            <text:p>4,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2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 table:number-rows-repeated="8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16:.C23])" office:value-type="float" office:value="0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/02/2017</text:date>, <text:time>21:34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0T21:34:38.23</dc:date>
    <meta:editing-cycles>31</meta:editing-cycles>
    <meta:editing-duration>PT42M54S</meta:editing-duration>
    <meta:document-statistic meta:table-count="1" meta:cell-count="22" meta:object-count="0"/>
  </office:meta>
</office:document-meta>
</file>